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0178"/>
    </style:style>
    <style:style style:name="P2" style:family="paragraph" style:parent-style-name="Standard">
      <style:text-properties officeooo:rsid="000b14d9" officeooo:paragraph-rsid="000a1a4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1a4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a1a4e" style:font-size-asian="10pt"/>
    </style:style>
    <style:style style:name="P5" style:family="paragraph" style:parent-style-name="Standard">
      <style:text-properties fo:color="#000000" style:font-name="Monospace" fo:font-size="10pt" officeooo:rsid="000b14d9" officeooo:paragraph-rsid="000a1a4e" style:font-size-asian="10pt"/>
    </style:style>
    <style:style style:name="P6" style:family="paragraph" style:parent-style-name="Standard">
      <style:text-properties officeooo:paragraph-rsid="000b1526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a1a4e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0a1a4e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officeooo:rsid="00154190"/>
    </style:style>
    <style:style style:name="T4" style:family="text">
      <style:text-properties officeooo:rsid="001a997f"/>
    </style:style>
    <style:style style:name="T5" style:family="text">
      <style:text-properties officeooo:rsid="000e1961"/>
    </style:style>
    <style:style style:name="T6" style:family="text">
      <style:text-properties officeooo:rsid="001151e2"/>
    </style:style>
    <style:style style:name="T7" style:family="text">
      <style:text-properties officeooo:rsid="000ae7c4"/>
    </style:style>
    <style:style style:name="T8" style:family="text">
      <style:text-properties officeooo:rsid="000ca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te Wong Jackson</text:p>
      <text:p text:style-name="P6">## System Test StableNotSepsisNotInfection //<text:span text:style-name="T5">Luci Cross</text:span></text:p>
      <text:p text:style-name="P6">1. <text:s/>Start the application</text:p>
      <text:p text:style-name="P6">2. <text:s/>Type the server location: “localhost:8080” when the “Enter server location: ”dialog pops up</text:p>
      <text:p text:style-name="P6">3. <text:s/>Type the username “admin” when the “Enter username” dialog pops up</text:p>
      <text:p text:style-name="P6">4. <text:s/>Type the password “Admin123” when the “Enter password” dialog pops up</text:p>
      <text:p text:style-name="P6">5. Type the number of reports: “1” <text:s/>when the “Enter number of reports” dialog pops up</text:p>
      <text:p text:style-name="P6">6. <text:s/>Type the patientID “1000<text:span text:style-name="T5">JR</text:span>” when the “Enter patientID” dialog pops up</text:p>
      <text:p text:style-name="P6"/>
      <text:p text:style-name="P6">The app should now display the message dialog:” Patient 1000<text:span text:style-name="T5">JR</text:span> exists“.</text:p>
      <text:p text:style-name="P6"/>
      <text:p text:style-name="P6">7. Type “N” when prompted for information related to whether or not the patient is pregnant.</text:p>
      <text:p text:style-name="P6">8. Type “N” when prompted for information related to the need for vasopressor support.</text:p>
      <text:p text:style-name="P6"><text:span text:style-name="T3">9</text:span>. Type “<text:span text:style-name="T4">N</text:span>” when prompted for information related to whether or not the patient is inpatient.</text:p>
      <text:p text:style-name="P6">1<text:span text:style-name="T3">0</text:span>. Type “Y” when prompted for information related to whether or not the patient is responsive.</text:p>
      <text:p text:style-name="P6">1<text:span text:style-name="T3">1</text:span>. <text:s/>Type “<text:span text:style-name="T6">N</text:span>” when prompted for information related to whether or not the patient has cardiac arrhythmia.</text:p>
      <text:p text:style-name="P6">1<text:span text:style-name="T3">2</text:span>. Type “N” when prompted for information related to whether or not the patient has a decline in baseline mental status.</text:p>
      <text:p text:style-name="P6">1<text:span text:style-name="T3">3</text:span>. Type “N” when prompted for information related to whether or not the patient has an infected skin wound.</text:p>
      <text:p text:style-name="P6">1<text:span text:style-name="T3">4</text:span>. Type “N” when prompted for information related to whether or not the patient has an infected invasive device.</text:p>
      <text:p text:style-name="P6">1<text:span text:style-name="T3">5</text:span>. <text:s/>Type “<text:span text:style-name="T7">N</text:span>” when prompted for information related to whether or not the patient has an infected recent surgical procedure.</text:p>
      <text:p text:style-name="P6">1<text:span text:style-name="T3">6</text:span>. <text:s/>Type “<text:span text:style-name="T8">N</text:span>” when prompted for information related to whether or not the patient is immunocompromised.</text:p>
      <text:p text:style-name="P6">1<text:span text:style-name="T3">7</text:span>. Type “<text:span text:style-name="T4">400</text:span>” when prompted for the patient’s baseline respiratory PaOxy/FaOxy.</text:p>
      <text:p text:style-name="P6"><text:span text:style-name="T3">18</text:span>. Type “50” when prompted for the patient’s current respiratory PaOxy/FaOxy.</text:p>
      <text:p text:style-name="P6"><text:span text:style-name="T3">19</text:span>. <text:s/>Type “<text:span text:style-name="T4">3</text:span> when prompted for the patient’s baseline use of dopamine.</text:p>
      <text:p text:style-name="P6"><text:span text:style-name="T3">20</text:span>. <text:s/>Type “<text:span text:style-name="T4">17</text:span>” when prompted for the patient’s current use of dopamine.</text:p>
      <text:p text:style-name="P6">2<text:span text:style-name="T3">1</text:span>. Type “N” when prompted for information related to whether or not the patient had used any dobutamine yesterday.</text:p>
      <text:p text:style-name="P6">2<text:span text:style-name="T3">2</text:span>. Type “N” when prompted for information related to whether or not the patient had used any dobutamine recently.</text:p>
      <text:p text:style-name="P6">2<text:span text:style-name="T3">3</text:span>. Type “<text:span text:style-name="T4">0</text:span>” when prompted for the patient’s baseline use of epinephrine.</text:p>
      <text:p text:style-name="P6"><text:span text:style-name="T3">24</text:span>. Type “.<text:span text:style-name="T4">7</text:span>” when prompted for the patient’s current use of epinephrine.</text:p>
      <text:p text:style-name="P6"><text:span text:style-name="T3">25</text:span>. Type “<text:span text:style-name="T4">0</text:span>” when prompted for the patient’s baseline use of norepinephrine.</text:p>
      <text:p text:style-name="P6"><text:span text:style-name="T3">26</text:span>. Type “.<text:span text:style-name="T4">7</text:span>” when prompted for the patient’s current use of norepinephrine.</text:p>
      <text:p text:style-name="P6"><text:span text:style-name="T3">27</text:span>. Type “<text:span text:style-name="T4">15</text:span>” when prompted for the patient’s baseline Glasgow coma scale.</text:p>
      <text:p text:style-name="P6"><text:span text:style-name="T3">28</text:span>. Type “<text:span text:style-name="T4">6</text:span>” when prompted for the patient’s current Glasgow coma scale.</text:p>
      <text:p text:style-name="P1"/>
      <text:p text:style-name="P1"/>
      <text:p text:style-name="P2">After running the program, the console should display the information, follow this format. </text:p>
      <text:p text:style-name="P2"/>
      <text:p text:style-name="P5"><text:s text:c="2"/>Time Reported: </text:p>
      <text:p text:style-name="P7"><text:s text:c="2"/>PatientID: </text:p>
      <text:p text:style-name="P7"><text:s text:c="2"/>Patient Name: </text:p>
      <text:p text:style-name="P7"><text:s text:c="2"/>Age: </text:p>
      <text:p text:style-name="P7"><text:soft-page-break/><text:s text:c="2"/>Location: </text:p>
      <text:p text:style-name="P7"><text:s text:c="2"/>Body Temperature: </text:p>
      <text:p text:style-name="P7"><text:s text:c="2"/>Heart Rate:</text:p>
      <text:p text:style-name="P7"><text:s text:c="2"/>Respiratory Rate: </text:p>
      <text:p text:style-name="P7"/>
      <text:p text:style-name="P8">(Sepsis Determination)</text:p>
      <text:p text:style-name="P8"/>
      <text:p text:style-name="P3"><text:span text:style-name="T2">(Time Stamp): </text:span><text:span text:style-name="T1">Infection Invasive Device:</text:span></text:p>
      <text:p text:style-name="P3"><text:span text:style-name="T2">(Time Stamp): </text:span><text:span text:style-name="T1">Infection Skin Wound:</text:span></text:p>
      <text:p text:style-name="P3"><text:span text:style-name="T2">(Time Stamp): </text:span><text:span text:style-name="T1">Is responsive: </text:span></text:p>
      <text:p text:style-name="P3"><text:span text:style-name="T2">(Time Stamp): </text:span><text:span text:style-name="T1">Infection Recent Surgical Procedure: </text:span></text:p>
      <text:p text:style-name="P3"><text:span text:style-name="T2">(Time Stamp): </text:span><text:span text:style-name="T1">Current Dopamine: </text:span></text:p>
      <text:p text:style-name="P3"><text:span text:style-name="T2">(Time Stamp): </text:span><text:span text:style-name="T1">Current Epinephrine: </text:span></text:p>
      <text:p text:style-name="P3"><text:span text:style-name="T2">(Time Stamp)</text:span><text:span text:style-name="T1">: Need For Vasopressor Support: </text:span></text:p>
      <text:p text:style-name="P3"><text:span text:style-name="T2">(Time Stamp)</text:span><text:span text:style-name="T1">: Is Pregnant: </text:span></text:p>
      <text:p text:style-name="P3"><text:span text:style-name="T2">(Time Stamp)</text:span><text:span text:style-name="T1">: Decline in baseline mental status: </text:span></text:p>
      <text:p text:style-name="P3"><text:span text:style-name="T2">(Time Stamp)</text:span><text:span text:style-name="T1">: Current Glasgow Coma Scale: </text:span></text:p>
      <text:p text:style-name="P3"><text:span text:style-name="T2">(Time Stamp)</text:span><text:span text:style-name="T1">: Current Respiratory PaOxy/FiOxy: </text:span></text:p>
      <text:p text:style-name="P3"><text:span text:style-name="T2">(Time Stamp)</text:span><text:span text:style-name="T1">: Cardiac arrhythmia: </text:span></text:p>
      <text:p text:style-name="P3"><text:span text:style-name="T2">(Time Stamp)</text:span><text:span text:style-name="T1">: is Immunocompromised: </text:span></text:p>
      <text:p text:style-name="P3"><text:span text:style-name="T2">(Time Stamp)</text:span><text:span text:style-name="T1">: Is Inpatient Status: </text:span></text:p>
      <text:p text:style-name="P3"><text:span text:style-name="T2">(Time Stamp)</text:span><text:span text:style-name="T1">: Using Any Doputamine Currently: </text:span></text:p>
      <text:p text:style-name="P3"><text:span text:style-name="T2">(Time Stamp)</text:span><text:span text:style-name="T1">: Current Norepinephrine: </text:span></text:p>
      <text:p text:style-name="P4"/>
      <text:p text:style-name="P3"><text:span text:style-name="T2">(Time Stamp)</text:span><text:span text:style-name="T1">: Baseline Dopamine: </text:span></text:p>
      <text:p text:style-name="P3"><text:span text:style-name="T2">(Time Stamp)</text:span><text:span text:style-name="T1">: Using Any Doputamine Baseline: </text:span></text:p>
      <text:p text:style-name="P3"><text:span text:style-name="T2">(Time Stamp)</text:span><text:span text:style-name="T1">: Baseline Respiratory PaOxy/FiOxy: </text:span></text:p>
      <text:p text:style-name="P3"><text:span text:style-name="T2">(Time Stamp)</text:span><text:span text:style-name="T1">: Baseline Epinephrine: </text:span></text:p>
      <text:p text:style-name="P3"><text:span text:style-name="T2">(Time Stamp)</text:span><text:span text:style-name="T1">: Baseline Norepinephrine: </text:span></text:p>
      <text:p text:style-name="P5">(Time Stamp): Baseline Glasgow Coma Sca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2:10.874780632</meta:creation-date>
    <dc:date>2020-11-18T15:29:48.426064967</dc:date>
    <meta:editing-duration>PT1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556" meta:character-count="3671" meta:non-whitespace-character-count="3123"/>
  </office:meta>
</office:document-meta>
</file>